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1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0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0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0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0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0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0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924" calcext:value-type="float">
            <text:p>51.0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0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9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9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9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14" calcext:value-type="float">
            <text:p>49.3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9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0656" calcext:value-type="float">
            <text:p>47.9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9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9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9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8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8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8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8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8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8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8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7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7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7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7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7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7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NHP-PL-126</text:p>
          </table:table-cell>
          <table:table-cell office:value-type="string" calcext:value-type="string">
            <text:p>1966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